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c9fee" officeooo:paragraph-rsid="000c9fe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ublic class Solution {</text:p>
      <text:p text:style-name="P1"><text:s text:c="4"/>public int[] singleNumber(int[] nums) {</text:p>
      <text:p text:style-name="P1"><text:s text:c="8"/>// so I can xor my entire input :: get ( a XOR b ) ... a.ka. (3 XOR 5 )</text:p>
      <text:p text:style-name="P1"><text:s text:c="8"/>// I need either {3,5} to unlock one of the numbers trapped in this XOR ( i.e. 3 XOR 5 XOR 3 = 5, as 3 XOR 3 XOR 5 = 0 XOR 5 = 5)</text:p>
      <text:p text:style-name="P1"><text:s text:c="8"/>// naive :: use a HM ... uh, not useful ( goal is to get a const space complexit solution ) </text:p>
      <text:p text:style-name="P1"><text:s text:c="8"/>// ... any way to get teh differenec of elemens?? not too sure ( here, diff = 2 ) </text:p>
      <text:p text:style-name="P1"><text:s text:c="8"/>// I can sort this array, in advance ... but ruin lin time complexity !</text:p>
      <text:p text:style-name="P1"><text:s text:c="8"/>// can't use indexing trick ... say, nums = [6,8, 6, 3, 8, 5], ... I'm screwed</text:p>
      <text:p text:style-name="P1"><text:s text:c="8"/>// </text:p>
      <text:p text:style-name="P1"/>
      <text:p text:style-name="P1"><text:s text:c="8"/></text:p>
      <text:p text:style-name="P1"><text:s text:c="8"/></text:p>
      <text:p text:style-name="P1"><text:s text:c="4"/>}</text:p>
      <text:p text:style-name="P1">}</text:p>
      <text:p text:style-name="P1"/>
      <text:p text:style-name="P1">https://leetcode.com/problems/single-number-iii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9T18:41:55.903507604</meta:creation-date>
    <dc:date>2017-01-29T18:42:07.751464071</dc:date>
    <meta:editing-duration>PT12S</meta:editing-duration>
    <meta:editing-cycles>1</meta:editing-cycles>
    <meta:document-statistic meta:table-count="0" meta:image-count="0" meta:object-count="0" meta:page-count="1" meta:paragraph-count="14" meta:word-count="142" meta:character-count="718" meta:non-whitespace-character-count="505"/>
    <meta:generator>LibreOffice/5.1.4.2$Linux_X86_64 LibreOffice_project/10m0$Build-2</meta:generator>
  </office:meta>
</office:document-meta>
</file>